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B000000A480FF717AC42721D7.png" manifest:media-type="image/png"/>
  <manifest:file-entry manifest:full-path="Pictures/100000000000086900000438663433BEFCD0AB90.jpg" manifest:media-type="image/jpeg"/>
  <manifest:file-entry manifest:full-path="Pictures/1000000000000500000002D0A2BAB4D48AB901E1.jpg" manifest:media-type="image/jpeg"/>
  <manifest:file-entry manifest:full-path="Pictures/1000020100000166000001690A4866D9A03781C3.png" manifest:media-type="image/png"/>
  <manifest:file-entry manifest:full-path="Pictures/10000201000000FA000001983184AD921F5411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text">
      <style:graphic-properties draw:stroke="none" svg:stroke-color="#000000" draw:fill="none" draw:fill-color="#000000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000000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999cm" svg:height="14.044cm" svg:x="0.163cm" svg:y="3.562cm">
          <draw:image xlink:href="Pictures/100000000000086900000438663433BEFCD0AB90.jpg" xlink:type="simple" xlink:show="embed" xlink:actuate="onLoad">
            <text:p/>
          </draw:image>
        </draw:frame>
        <draw:frame draw:style-name="gr2" draw:text-style-name="P4" draw:layer="layout" svg:width="7cm" svg:height="0.962cm" svg:x="11cm" svg:y="7cm">
          <draw:text-box>
            <text:p text:style-name="P3">Dragan Ball Zed</text:p>
          </draw:text-box>
        </draw:frame>
        <draw:frame draw:style-name="gr2" draw:text-style-name="P4" draw:layer="layout" svg:width="5cm" svg:height="1.673cm" svg:x="12cm" svg:y="11.4cm">
          <draw:text-box>
            <text:p text:style-name="P3">Start</text:p>
            <text:p text:style-name="P3">Instruction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RACTER SELECT </text:p>
          </draw:text-box>
        </draw:frame>
        <draw:frame draw:style-name="gr1" draw:text-style-name="P2" draw:layer="layout" svg:width="27.999cm" svg:height="14.044cm" svg:x="0.164cm" svg:y="3.562cm">
          <draw:image xlink:href="Pictures/100000000000086900000438663433BEFCD0AB90.jpg" xlink:type="simple" xlink:show="embed" xlink:actuate="onLoad">
            <text:p/>
          </draw:image>
        </draw:frame>
        <draw:frame draw:style-name="gr2" draw:text-style-name="P4" draw:layer="layout" svg:width="6cm" svg:height="1.673cm" svg:x="3cm" svg:y="5.2cm">
          <draw:text-box>
            <text:p text:style-name="P3">Goku</text:p>
            <text:p text:style-name="P3"/>
          </draw:text-box>
        </draw:frame>
        <draw:frame draw:style-name="gr2" draw:text-style-name="P4" draw:layer="layout" svg:width="6cm" svg:height="1.673cm" svg:x="13cm" svg:y="5.2cm">
          <draw:text-box>
            <text:p text:style-name="P3">Vegeta</text:p>
            <text:p text:style-name="P3"/>
          </draw:text-box>
        </draw:frame>
        <draw:frame draw:style-name="gr2" draw:text-style-name="P4" draw:layer="layout" svg:width="6cm" svg:height="1.673cm" svg:x="21.2cm" svg:y="5.127cm">
          <draw:text-box>
            <text:p text:style-name="P3">Teen Gohan</text:p>
            <text:p text:style-name="P3"/>
          </draw:text-box>
        </draw:frame>
        <draw:frame draw:style-name="gr4" draw:text-style-name="P4" draw:layer="layout" svg:width="5.222cm" svg:height="0.962cm" svg:x="2cm" svg:y="9.638cm">
          <draw:text-box>
            <text:p text:style-name="P3">Character Image</text:p>
          </draw:text-box>
        </draw:frame>
        <draw:frame draw:style-name="gr4" draw:text-style-name="P4" draw:layer="layout" svg:width="1.95cm" svg:height="0.962cm" svg:x="2.6cm" svg:y="11.2cm">
          <draw:text-box>
            <text:p text:style-name="P3">Stats</text:p>
          </draw:text-box>
        </draw:frame>
        <draw:frame draw:style-name="gr4" draw:text-style-name="P4" draw:layer="layout" svg:width="5.222cm" svg:height="0.962cm" svg:x="11.6cm" svg:y="9.638cm">
          <draw:text-box>
            <text:p text:style-name="P3">Character Image</text:p>
          </draw:text-box>
        </draw:frame>
        <draw:frame draw:style-name="gr4" draw:text-style-name="P4" draw:layer="layout" svg:width="5.222cm" svg:height="0.962cm" svg:x="20.778cm" svg:y="9.438cm">
          <draw:text-box>
            <text:p text:style-name="P3">Character Image</text:p>
          </draw:text-box>
        </draw:frame>
        <draw:frame draw:style-name="gr4" draw:text-style-name="P4" draw:layer="layout" svg:width="1.95cm" svg:height="0.962cm" svg:x="13.25cm" svg:y="11cm">
          <draw:text-box>
            <text:p text:style-name="P3">Stats</text:p>
          </draw:text-box>
        </draw:frame>
        <draw:frame draw:style-name="gr4" draw:text-style-name="P4" draw:layer="layout" svg:width="1.95cm" svg:height="0.962cm" svg:x="22.45cm" svg:y="11.038cm">
          <draw:text-box>
            <text:p text:style-name="P3">Stat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1.652cm" svg:height="12.179cm" svg:x="3.173cm" svg:y="4.913cm" presentation:class="graphic">
          <draw:image xlink:href="Pictures/1000000000000500000002D0A2BAB4D48AB901E1.jpg" xlink:type="simple" xlink:show="embed" xlink:actuate="onLoad">
            <text:p/>
          </draw:image>
        </draw:frame>
        <draw:frame draw:style-name="gr1" draw:text-style-name="P2" draw:layer="layout" svg:width="3.344cm" svg:height="5.181cm" svg:x="19.2cm" svg:y="5.4cm">
          <draw:image xlink:href="Pictures/10000201000000FA000001983184AD921F5411DE.png" xlink:type="simple" xlink:show="embed" xlink:actuate="onLoad">
            <text:p/>
          </draw:image>
        </draw:frame>
        <draw:frame draw:style-name="gr1" draw:text-style-name="P2" draw:layer="layout" svg:width="3.573cm" svg:height="4.359cm" svg:x="4.427cm" svg:y="11.6cm">
          <draw:image xlink:href="Pictures/1000020100000166000001690A4866D9A03781C3.png" xlink:type="simple" xlink:show="embed" xlink:actuate="onLoad">
            <text:p/>
          </draw:image>
        </draw:frame>
        <draw:frame draw:style-name="gr1" draw:text-style-name="P2" draw:layer="layout" svg:width="6.469cm" svg:height="1.553cm" svg:x="8.331cm" svg:y="13.247cm">
          <draw:image xlink:href="Pictures/10000000000002AB000000A480FF717AC42721D7.png" xlink:type="simple" xlink:show="embed" xlink:actuate="onLoad">
            <text:p/>
          </draw:image>
        </draw:frame>
        <draw:frame draw:style-name="gr1" draw:text-style-name="P2" draw:layer="layout" svg:width="6.469cm" svg:height="1.553cm" svg:x="12.4cm" svg:y="5.447cm">
          <draw:image xlink:href="Pictures/10000000000002AB000000A480FF717AC42721D7.png" xlink:type="simple" xlink:show="embed" xlink:actuate="onLoad">
            <text:p/>
          </draw:image>
        </draw:frame>
        <draw:frame draw:style-name="gr4" draw:text-style-name="P4" draw:layer="layout" svg:width="2.585cm" svg:height="2.384cm" svg:x="8.6cm" svg:y="14.8cm">
          <draw:text-box>
            <text:p text:style-name="P3">Attacks</text:p>
            <text:p text:style-name="P3">Attacks</text:p>
            <text:p text:style-name="P3">Attacks</text:p>
          </draw:text-box>
        </draw:frame>
        <draw:frame draw:style-name="gr4" draw:text-style-name="P4" draw:layer="layout" svg:width="2.585cm" svg:height="2.384cm" svg:x="12.8cm" svg:y="7cm">
          <draw:text-box>
            <text:p text:style-name="P3">Attacks</text:p>
            <text:p text:style-name="P3">Attacks</text:p>
            <text:p text:style-name="P3">Attack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7" draw:layer="layout" svg:width="3.639cm" svg:height="0.962cm" svg:x="10.4cm" svg:y="5.238cm">
          <draw:text-box draw:corner-radius="9.6cm">
            <text:p text:style-name="P3">Game over</text:p>
          </draw:text-box>
        </draw:frame>
        <draw:frame draw:style-name="gr4" draw:text-style-name="P4" draw:layer="layout" svg:width="5.785cm" svg:height="0.962cm" svg:x="10.6cm" svg:y="7.638cm">
          <draw:text-box>
            <text:p text:style-name="P3">Enemies defeated:</text:p>
          </draw:text-box>
        </draw:frame>
        <draw:frame draw:style-name="gr4" draw:text-style-name="P4" draw:layer="layout" svg:width="2.471cm" svg:height="0.962cm" svg:x="10.8cm" svg:y="9.838cm">
          <draw:text-box>
            <text:p text:style-name="P3">Again?</text:p>
          </draw:text-box>
        </draw:frame>
        <draw:frame draw:style-name="gr4" draw:text-style-name="P4" draw:layer="layout" svg:width="4.304cm" svg:height="0.962cm" svg:x="11cm" svg:y="11.838cm">
          <draw:text-box>
            <text:p text:style-name="P3">“Count down”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5:00:57.509418069</meta:creation-date>
    <dc:date>2018-01-19T17:11:00.446573106</dc:date>
    <meta:editing-duration>P1DT2H10M</meta:editing-duration>
    <meta:editing-cycles>5</meta:editing-cycles>
    <meta:generator>LibreOffice/5.1.6.2$Linux_X86_64 LibreOffice_project/10m0$Build-2</meta:generator>
    <meta:document-statistic meta:object-count="55"/>
  </office:meta>
</office:document-meta>
</file>